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List.decorate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List.Synchronized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List.SynchronizedList( List list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List.last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nchronized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List.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List.addAll( int index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List.add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Lis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chronizedList.se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